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e3e" officeooo:paragraph-rsid="001b1e3e"/>
    </style:style>
    <style:style style:name="P2" style:family="paragraph" style:parent-style-name="Standard">
      <style:paragraph-properties fo:text-align="center" style:justify-single-word="false"/>
      <style:text-properties fo:font-size="18pt" officeooo:rsid="001b1e3e" officeooo:paragraph-rsid="001b1e3e" style:font-size-asian="18pt" style:font-size-complex="18pt"/>
    </style:style>
    <style:style style:name="P3" style:family="paragraph" style:parent-style-name="Standard">
      <style:paragraph-properties fo:margin-left="0in" fo:margin-right="0in" fo:margin-top="0in" fo:margin-bottom="0.0201in" style:contextual-spacing="false" fo:text-indent="0in" style:auto-text-indent="false"/>
      <style:text-properties officeooo:rsid="001b1e3e" officeooo:paragraph-rsid="001b1e3e"/>
    </style:style>
    <style:style style:name="P4" style:family="paragraph" style:parent-style-name="Standard">
      <style:paragraph-properties fo:margin-left="0in" fo:margin-right="0in" fo:margin-top="0in" fo:margin-bottom="0.0201in" style:contextual-spacing="false" fo:text-indent="0in" style:auto-text-indent="false"/>
      <style:text-properties officeooo:rsid="001ded41" officeooo:paragraph-rsid="001ded41"/>
    </style:style>
    <style:style style:name="P5" style:family="paragraph" style:parent-style-name="Standard">
      <style:paragraph-properties fo:margin-left="0in" fo:margin-right="0in" fo:margin-top="0in" fo:margin-bottom="0.0201in" style:contextual-spacing="false" fo:text-indent="0in" style:auto-text-indent="false"/>
      <style:text-properties officeooo:rsid="0022a7bc" officeooo:paragraph-rsid="0022a7bc"/>
    </style:style>
    <style:style style:name="P6" style:family="paragraph" style:parent-style-name="Standard">
      <style:paragraph-properties fo:margin-left="0in" fo:margin-right="0in" fo:margin-top="0in" fo:margin-bottom="0.0201in" style:contextual-spacing="false" fo:text-indent="0in" style:auto-text-indent="false"/>
      <style:text-properties officeooo:rsid="002b43c8" officeooo:paragraph-rsid="002b43c8"/>
    </style:style>
    <style:style style:name="P7" style:family="paragraph" style:parent-style-name="Standard">
      <style:paragraph-properties fo:margin-left="0in" fo:margin-right="0in" fo:margin-top="0in" fo:margin-bottom="0.0201in" style:contextual-spacing="false" fo:text-indent="0in" style:auto-text-indent="false"/>
      <style:text-properties style:text-underline-style="solid" style:text-underline-width="auto" style:text-underline-color="font-color" officeooo:rsid="001d77e6" officeooo:paragraph-rsid="001d77e6"/>
    </style:style>
    <style:style style:name="P8" style:family="paragraph" style:parent-style-name="Standard">
      <style:paragraph-properties fo:margin-left="0in" fo:margin-right="0in" fo:margin-top="0in" fo:margin-bottom="0.0201in" style:contextual-spacing="false" fo:text-indent="0in" style:auto-text-indent="false"/>
      <style:text-properties style:text-underline-style="solid" style:text-underline-width="auto" style:text-underline-color="font-color" officeooo:rsid="002b43c8" officeooo:paragraph-rsid="002b43c8"/>
    </style:style>
    <style:style style:name="P9" style:family="paragraph" style:parent-style-name="Standard">
      <style:paragraph-properties fo:margin-top="0in" fo:margin-bottom="0.0201in" style:contextual-spacing="false"/>
      <style:text-properties officeooo:paragraph-rsid="0028e26f"/>
    </style:style>
    <style:style style:name="P10" style:family="paragraph" style:parent-style-name="Standard">
      <style:paragraph-properties fo:margin-top="0in" fo:margin-bottom="0.0201in" style:contextual-spacing="false"/>
      <style:text-properties style:text-underline-style="solid" style:text-underline-width="auto" style:text-underline-color="font-color" officeooo:rsid="002a9d75" officeooo:paragraph-rsid="002a9d75"/>
    </style:style>
    <style:style style:name="P11" style:family="paragraph" style:parent-style-name="Standard">
      <style:paragraph-properties fo:margin-top="0in" fo:margin-bottom="0.0201in" style:contextual-spacing="false"/>
      <style:text-properties style:text-underline-style="solid" style:text-underline-width="auto" style:text-underline-color="font-color" officeooo:rsid="0022a7bc" officeooo:paragraph-rsid="0028e26f"/>
    </style:style>
    <style:style style:name="P12" style:family="paragraph" style:parent-style-name="Standard" style:list-style-name="L1">
      <style:paragraph-properties fo:margin-left="0in" fo:margin-right="0in" fo:margin-top="0in" fo:margin-bottom="0.0201in" style:contextual-spacing="false" fo:text-indent="0in" style:auto-text-indent="false"/>
      <style:text-properties officeooo:rsid="002a9d75" officeooo:paragraph-rsid="002a9d75"/>
    </style:style>
    <style:style style:name="P13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1b1e3e" officeooo:paragraph-rsid="001b1e3e"/>
    </style:style>
    <style:style style:name="P14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237897" officeooo:paragraph-rsid="00237897"/>
    </style:style>
    <style:style style:name="P15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22a7bc" officeooo:paragraph-rsid="0022a7bc"/>
    </style:style>
    <style:style style:name="P16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236846" officeooo:paragraph-rsid="00236846"/>
    </style:style>
    <style:style style:name="P17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350ed4" officeooo:paragraph-rsid="00350ed4"/>
    </style:style>
    <style:style style:name="P18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3229dd" officeooo:paragraph-rsid="003229dd"/>
    </style:style>
    <style:style style:name="P19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rsid="002425b8" officeooo:paragraph-rsid="002425b8"/>
    </style:style>
    <style:style style:name="P20" style:family="paragraph" style:parent-style-name="Standard" style:list-style-name="L3">
      <style:paragraph-properties fo:margin-left="0in" fo:margin-right="0in" fo:margin-top="0in" fo:margin-bottom="0.0201in" style:contextual-spacing="false" fo:text-indent="0in" style:auto-text-indent="false"/>
      <style:text-properties officeooo:paragraph-rsid="00236846"/>
    </style:style>
    <style:style style:name="P21" style:family="paragraph" style:parent-style-name="Standard" style:list-style-name="L4">
      <style:paragraph-properties fo:margin-left="0in" fo:margin-right="0in" fo:margin-top="0in" fo:margin-bottom="0.0201in" style:contextual-spacing="false" fo:text-indent="0in" style:auto-text-indent="false"/>
      <style:text-properties officeooo:rsid="001d77e6" officeooo:paragraph-rsid="001d77e6"/>
    </style:style>
    <style:style style:name="P22" style:family="paragraph" style:parent-style-name="Standard" style:list-style-name="L4">
      <style:paragraph-properties fo:margin-left="0in" fo:margin-right="0in" fo:margin-top="0in" fo:margin-bottom="0.0201in" style:contextual-spacing="false" fo:text-indent="0in" style:auto-text-indent="false"/>
      <style:text-properties officeooo:rsid="001d77e6" officeooo:paragraph-rsid="00211e28"/>
    </style:style>
    <style:style style:name="P23" style:family="paragraph" style:parent-style-name="Standard" style:list-style-name="L4">
      <style:paragraph-properties fo:margin-left="0in" fo:margin-right="0in" fo:margin-top="0in" fo:margin-bottom="0.0201in" style:contextual-spacing="false" fo:text-indent="0in" style:auto-text-indent="false"/>
      <style:text-properties officeooo:rsid="001ddba4" officeooo:paragraph-rsid="001ddba4"/>
    </style:style>
    <style:style style:name="P24" style:family="paragraph" style:parent-style-name="Standard" style:list-style-name="L4">
      <style:paragraph-properties fo:margin-left="0in" fo:margin-right="0in" fo:margin-top="0in" fo:margin-bottom="0.0201in" style:contextual-spacing="false" fo:text-indent="0in" style:auto-text-indent="false"/>
      <style:text-properties officeooo:rsid="001ded41" officeooo:paragraph-rsid="001ded41"/>
    </style:style>
    <style:style style:name="P25" style:family="paragraph" style:parent-style-name="Standard" style:list-style-name="L2" style:master-page-name="">
      <style:paragraph-properties fo:margin-left="0in" fo:margin-right="0in" fo:margin-top="0in" fo:margin-bottom="0.0201in" style:contextual-spacing="false" fo:text-indent="0in" style:auto-text-indent="false" style:page-number="auto"/>
      <style:text-properties officeooo:rsid="0022a7bc" officeooo:paragraph-rsid="0028e26f"/>
    </style:style>
    <style:style style:name="P26" style:family="paragraph" style:parent-style-name="Standard" style:list-style-name="L3">
      <style:paragraph-properties fo:margin-top="0in" fo:margin-bottom="0.0201in" style:contextual-spacing="false"/>
      <style:text-properties officeooo:rsid="00237897" officeooo:paragraph-rsid="0035cbd8"/>
    </style:style>
    <style:style style:name="T1" style:family="text">
      <style:text-properties officeooo:rsid="001b1e3e"/>
    </style:style>
    <style:style style:name="T2" style:family="text">
      <style:text-properties officeooo:rsid="001ded41"/>
    </style:style>
    <style:style style:name="T3" style:family="text">
      <style:text-properties officeooo:rsid="001f797a"/>
    </style:style>
    <style:style style:name="T4" style:family="text">
      <style:text-properties officeooo:rsid="0022a7bc"/>
    </style:style>
    <style:style style:name="T5" style:family="text">
      <style:text-properties officeooo:rsid="00237897"/>
    </style:style>
    <style:style style:name="T6" style:family="text">
      <style:text-properties officeooo:rsid="00274165"/>
    </style:style>
    <style:style style:name="T7" style:family="text">
      <style:text-properties style:font-name="Times New Roman"/>
    </style:style>
    <style:style style:name="T8" style:family="text">
      <style:text-properties officeooo:rsid="002f720b"/>
    </style:style>
    <style:style style:name="T9" style:family="text">
      <style:text-properties officeooo:rsid="00311713"/>
    </style:style>
    <style:style style:name="T10" style:family="text">
      <style:text-properties officeooo:rsid="003229dd"/>
    </style:style>
    <style:style style:name="T11" style:family="text">
      <style:text-properties officeooo:rsid="00350ed4"/>
    </style:style>
    <style:style style:name="T12" style:family="text">
      <style:text-properties officeooo:rsid="0035cbd8"/>
    </style:style>
    <style:style style:name="T13" style:family="text">
      <style:text-properties officeooo:rsid="00363e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Python tips and tricks</text:p>
      <text:p text:style-name="P1"/>
      <text:p text:style-name="P10">IPython: what is it?</text:p>
      <text:list xml:id="list1060916785102052745" text:style-name="L1">
        <text:list-item>
          <text:p text:style-name="P12">An interactive shell that has command completion, help, history, auto-logging, and a very good interface with matplotlib, which provides an environment very similar to Matlab's command window</text:p>
        </text:list-item>
      </text:list>
      <text:p text:style-name="P9"/>
      <text:p text:style-name="P11">Daily usage</text:p>
      <text:list xml:id="list6999648689092149117" text:style-name="L2">
        <text:list-item>
          <text:p text:style-name="P25">ipython -pylab or ipython --profile &lt;custom&gt; -p<text:span text:style-name="T9">ylab</text:span></text:p>
        </text:list-item>
      </text:list>
      <text:list xml:id="list1689501248443512327" text:style-name="L3">
        <text:list-item>
          <text:p text:style-name="P13">? <text:span text:style-name="T5">and </text:span>?? <text:span text:style-name="T12">(help and source-code viewing)</text:span></text:p>
        </text:list-item>
        <text:list-item>
          <text:p text:style-name="P13">command-line tab completion; <text:span text:style-name="T6">name completion; module member completion</text:span></text:p>
        </text:list-item>
        <text:list-item>
          <text:p text:style-name="P13">command history: up-arrow, type beginning of command + up-arrow, etc.</text:p>
        </text:list-item>
        <text:list-item>
          <text:p text:style-name="P14">command history: hist, history, history -g</text:p>
        </text:list-item>
        <text:list-item>
          <text:p text:style-name="P13">whos vs. who()</text:p>
        </text:list-item>
        <text:list-item>
          <text:p text:style-name="P15">copying-pasting from another window (pluses &amp; minuses); <text:span text:style-name="T11">encourage use of 'cpaste' command</text:span></text:p>
          <text:list>
            <text:list-item>
              <text:p text:style-name="P16">one special point: usually is a problem to have blank lines in an indented block when copy-and-pasting; not a problem by running the script with execfile or run <text:span text:style-name="T11">[NOTE! <text:s/>I have been informed that this is not a problem in IPython if you paste text in using the IPython 'cpaste' command. ]</text:span></text:p>
            </text:list-item>
            <text:list-item>
              <text:p text:style-name="P17">an occasional problem: pasting a large amount of code sometimes causes a problem where perfectly commands are not recognized; i.e., things become corrupted. <text:s/>The cpaste command make fix this as well.</text:p>
              <text:p text:style-name="P16"/>
            </text:list-item>
          </text:list>
        </text:list-item>
        <text:list-item>
          <text:p text:style-name="P15">execfile() <text:s/>(vs. run -<text:span text:style-name="T10">i</text:span>?)</text:p>
        </text:list-item>
        <text:list-item>
          <text:p text:style-name="P18">reset, <text:span text:style-name="T13">reset array (running 'reset array' should remove all numpy arrays, but leave user-imported modules and functions in the namespace)</text:span></text:p>
        </text:list-item>
        <text:list-item>
          <text:p text:style-name="P19">always close() or close('all') figure windows with these commands, not by clicking on the x in the upper right window corner</text:p>
        </text:list-item>
        <text:list-item>
          <text:p text:style-name="P20"><text:span text:style-name="T1">IPython holds on to variable data in memory (reserves a 'cache' of the data in memory), 1000 by default. <text:s/>Either turn this off for large scripts that can be run without user interaction (making large figures after you've gotten it working okay, or processing data into new files; </text:span>-cs &lt;n&gt;<text:span text:style-name="T4">), or setup your script to run on the command line.</text:span></text:p>
        </text:list-item>
        <text:list-item>
          <text:p text:style-name="P26">other cool things: <text:s/>; <text:s/><text:span text:style-name="T12">(to suppress output, as in matlab) , </text:span><text:s/>! <text:span text:style-name="T12"><text:s/>(coupled with '=' to pipe system command text output into a variable in ipython)</text:span></text:p>
        </text:list-item>
      </text:list>
      <text:p text:style-name="P3"/>
      <text:p text:style-name="P3"/>
      <text:p text:style-name="P7">IPython initialization</text:p>
      <text:list xml:id="list5068568520493286420" text:style-name="L4">
        <text:list-item>
          <text:p text:style-name="P21">it WAS in ~/.ipython/ipythonrc or ~/.ipython/ipythonrc-scipy (for an ipython profile called 'scipy')</text:p>
        </text:list-item>
        <text:list-item>
          <text:p text:style-name="P22">it is NOW in ~/.ipython/profile_default or ~/.ipython/profile_scipy</text:p>
        </text:list-item>
        <text:list-item>
          <text:p text:style-name="P22">the entire init file structure has been changed, mostly for the better, but requires relearning if you used the old one <text:s/><text:span text:style-name="T3">(least backwards-compatible upgrade I've ever experienced)</text:span></text:p>
        </text:list-item>
        <text:list-item>
          <text:p text:style-name="P21">logging wasn't on by default! <text:s/>Uncomment this line from all profile init files:</text:p>
          <text:p text:style-name="P21"><text:s text:c="7"/>c.TerminalInteractiveShell.logstart = True</text:p>
        </text:list-item>
        <text:list-item>
          <text:p text:style-name="P23">To start ipython <text:span text:style-name="T2">for a profile (named 'scipy'):</text:span></text:p>
          <text:p text:style-name="P24"><text:s text:c="7"/>ipython --profile scipy</text:p>
        </text:list-item>
      </text:list>
      <text:p text:style-name="P4"><text:soft-page-break/></text:p>
      <text:p text:style-name="Standard"><text:a xlink:type="simple" xlink:href="mailto:python-friends@lists.zmaw.de"><text:span text:style-name="T7">python-friends@lists.zmaw.de</text:span></text:a></text:p>
      <text:p text:style-name="P4"/>
      <text:p text:style-name="P5"><text:a xlink:type="simple" xlink:href="http://ipython.org/ipython-doc/stable/interactive/reference.html">http://ipython.org/ipython-doc/stable/interactive/reference.html</text:a></text:p>
      <text:p text:style-name="P5"/>
      <text:p text:style-name="P8">Other linux tools that can be useful:</text:p>
      <text:p text:style-name="P6">Geany – this is an IDE / editor which allows for instant execution of files and can automatically generate matplotlib figures without messing with a command line or shell at all. <text:s/><text:span text:style-name="T8">Still, the logging in IPython might be missed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Carson</meta:initial-creator>
    <meta:creation-date>2014-03-26T14:05:10.041111762</meta:creation-date>
    <dc:date>2014-04-03T16:16:01.479598971</dc:date>
    <dc:creator>Mark Carson</dc:creator>
    <meta:editing-duration>PT3H13M15S</meta:editing-duration>
    <meta:editing-cycles>27</meta:editing-cycles>
    <meta:generator>LibreOffice/4.1.4.2$Linux_X86_64 LibreOffice_project/0a0440ccc0227ad9829de5f46be37cfb6edcf72</meta:generator>
    <meta:document-statistic meta:table-count="0" meta:image-count="0" meta:object-count="0" meta:page-count="2" meta:paragraph-count="31" meta:word-count="451" meta:character-count="2823" meta:non-whitespace-character-count="2401"/>
  </office:meta>
</office:document-meta>
</file>